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2152">
            <text:p>91.2152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421">
            <text:p>97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0158">
            <text:p>96.0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1393">
            <text:p>98.1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864">
            <text:p>96.9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94">
            <text:p>99.2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3846">
            <text:p>95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6">
            <text:p>96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25">
            <text:p>95.5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179">
            <text:p>97.41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8606">
            <text:p>95.8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555">
            <text:p>97.0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857">
            <text:p>96.785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7353">
            <text:p>95.7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882">
            <text:p>96.8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42">
            <text:p>97.2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379">
            <text:p>96.537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3522">
            <text:p>98.352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849">
            <text:p>97.0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97">
            <text:p>97.3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958">
            <text:p>97.09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2077">
            <text:p>96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842">
            <text:p>97.6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696">
            <text:p>97.069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7109">
            <text:p>97.710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077">
            <text:p>98.207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8773">
            <text:p>97.8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913">
            <text:p>97.4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0895">
            <text:p>98.0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29">
            <text:p>96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58">
            <text:p>99.2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1982">
            <text:p>96.198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2178">
            <text:p>97.21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4966">
            <text:p>97.496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381">
            <text:p>97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191">
            <text:p>97.819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659">
            <text:p>97.265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211">
            <text:p>97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934">
            <text:p>97.29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44">
            <text:p>97.6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22">
            <text:p>98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941">
            <text:p>97.4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462">
            <text:p>97.7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5">
            <text:p>97.4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452">
            <text:p>98.4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9524">
            <text:p>95.9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322">
            <text:p>98.1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486">
            <text:p>98.04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7862">
            <text:p>96.7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278">
            <text:p>98.6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63">
            <text:p>97.3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9323">
            <text:p>97.93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769">
            <text:p>96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526">
            <text:p>97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138">
            <text:p>96.81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692">
            <text:p>97.269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0213">
            <text:p>96.021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5">
            <text:p>96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36">
            <text:p>96.8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5973">
            <text:p>97.597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917">
            <text:p>96.7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604">
            <text:p>97.6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862">
            <text:p>98.1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381">
            <text:p>96.8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688">
            <text:p>98.5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231">
            <text:p>97.6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36">
            <text:p>97.6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697">
            <text:p>97.6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9962">
            <text:p>97.9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7273">
            <text:p>97.727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32">
            <text:p>98.0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276">
            <text:p>97.127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9118">
            <text:p>96.9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214">
            <text:p>97.1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1031">
            <text:p>97.10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2">
            <text:p>97.6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229">
            <text:p>97.322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5125">
            <text:p>95.5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857">
            <text:p>95.88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2844">
            <text:p>98.28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636">
            <text:p>96.5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818">
            <text:p>96.4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778">
            <text:p>97.377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8">
            <text:p>98.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125">
            <text:p>96.7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6455">
            <text:p>95.6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945">
            <text:p>97.5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6235">
            <text:p>98.6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549">
            <text:p>97.2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646">
            <text:p>97.764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6786">
            <text:p>95.6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027">
            <text:p>97.90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2234">
            <text:p>98.22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644">
            <text:p>97.6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3381">
            <text:p>97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091">
            <text:p>97.1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8">
            <text:p>97.3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24">
            <text:p>98.0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118">
            <text:p>97.4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591">
            <text:p>96.9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7263">
            <text:p>98.7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67">
            <text:p>99.2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652">
            <text:p>96.1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0438">
            <text:p>96.0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6438">
            <text:p>98.6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4849">
            <text:p>96.4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381">
            <text:p>97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455">
            <text:p>96.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482">
            <text:p>98.1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3">
            <text:p>99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131">
            <text:p>97.413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37">
            <text:p>96.6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5474">
            <text:p>95.5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0136">
            <text:p>96.0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24">
            <text:p>97.2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7682">
            <text:p>98.7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625">
            <text:p>95.4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714">
            <text:p>96.4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655">
            <text:p>96.7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037">
            <text:p>98.1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64">
            <text:p>97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5">
            <text:p>98.4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842">
            <text:p>98.1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6353">
            <text:p>98.6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7056">
            <text:p>98.7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118">
            <text:p>97.4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611">
            <text:p>96.4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SUM([.A1:.A500])/500" office:value-type="float" office:value="98.1057380000003">
            <text:p>98.105738</text:p>
          </table:table-cell>
          <table:table-cell table:formula="of:=SUM([.B1:.B500])/500" office:value-type="float" office:value="14.066">
            <text:p>14.0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8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8:05:33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